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letterAsteriskMultics-Bold" svg:font-family="BigletterAsteriskMultics-Bold" style:font-adornments="Bold" style:font-pitch="fixed"/>
    <style:font-face style:name="BigletterAsteriskMultics-Regular" svg:font-family="BigletterAsteriskMultics-Regular" style:font-pitch="fixed"/>
    <style:font-face style:name="BigletterMultics-Bold" svg:font-family="BigletterMultics-Bold" style:font-adornments="Bold" style:font-pitch="fixed"/>
    <style:font-face style:name="BigletterMultics-Regular" svg:font-family="BigletterMultics-Regular" style:font-pitch="fixed"/>
    <style:font-face style:name="BigletterMultics-Regular.ttf" svg:font-family="BigletterMultics-Regular.ttf" style:font-pitch="variable"/>
    <style:font-face style:name="BigletterStarMultics-Bold" svg:font-family="BigletterStarMultics-Bold" style:font-adornments="Bold" style:font-pitch="fixed"/>
    <style:font-face style:name="BigletterStarMultics-Regular" svg:font-family="BigletterStarMultics-Regular" style:font-pitch="fixed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tleletterAsteriskMultics-Bold" svg:font-family="LittleletterAsteriskMultics-Bold" style:font-adornments="Bold" style:font-pitch="fixed"/>
    <style:font-face style:name="LittleletterAsteriskMultics-Regular" svg:font-family="LittleletterAsteriskMultics-Regular" style:font-pitch="fixed"/>
    <style:font-face style:name="LittleletterMultics-Bold" svg:font-family="LittleletterMultics-Bold" style:font-adornments="Bold" style:font-pitch="fixed"/>
    <style:font-face style:name="LittleletterMultics-Regular" svg:font-family="LittleletterMultics-Regular" style:font-pitch="fixed"/>
    <style:font-face style:name="LittleletterStarMultics-Bold" svg:font-family="LittleletterStarMultics-Bold" style:font-adornments="Bold" style:font-pitch="fixed"/>
    <style:font-face style:name="LittleletterStarMultics-Regular" svg:font-family="LittleletterStarMultics-Regular" style:font-pitch="fixed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BigletterMultics-Bold" fo:font-size="8pt" officeooo:rsid="00074e23" officeooo:paragraph-rsid="000f7a7b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75pt" officeooo:rsid="0009642d" officeooo:paragraph-rsid="000f7a7b" style:font-size-asian="75pt" style:font-size-complex="75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BigletterMultics-Bold" fo:font-size="30pt" officeooo:rsid="00074e23" officeooo:paragraph-rsid="00074e23" style:font-size-asian="26.25pt" style:font-size-complex="30pt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BigletterMultics-Bold" fo:font-size="75pt" officeooo:rsid="00074e23" officeooo:paragraph-rsid="00074e23" style:font-size-asian="75pt" style:font-size-complex="75pt"/>
    </style:style>
    <style:style style:name="P5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30pt" officeooo:rsid="00074e23" officeooo:paragraph-rsid="00074e23" style:font-size-asian="26.25pt" style:font-size-complex="30pt"/>
    </style:style>
    <style:style style:name="P6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75pt" officeooo:rsid="00074e23" officeooo:paragraph-rsid="00074e23" style:font-size-asian="75pt" style:font-size-complex="75pt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30pt" officeooo:rsid="00074e23" officeooo:paragraph-rsid="00074e23" style:font-size-asian="26.25pt" style:font-size-complex="30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75pt" officeooo:rsid="00074e23" officeooo:paragraph-rsid="00074e23" style:font-size-asian="75pt" style:font-size-complex="75pt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30pt" officeooo:rsid="000c48cf" officeooo:paragraph-rsid="000c48cf" style:font-size-asian="26.25pt" style:font-size-complex="30pt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75pt" officeooo:rsid="000c48cf" officeooo:paragraph-rsid="000c48cf" style:font-size-asian="75pt" style:font-size-complex="75pt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30pt" officeooo:rsid="000c48cf" officeooo:paragraph-rsid="000c48cf" style:font-size-asian="26.25pt" style:font-size-complex="30pt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75pt" officeooo:rsid="000c48cf" officeooo:paragraph-rsid="000c48cf" style:font-size-asian="75pt" style:font-size-complex="75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BigletterMultics-Bold" fo:font-size="6pt" officeooo:rsid="00074e23" officeooo:paragraph-rsid="000f7a7b" style:font-size-asian="5.25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62pt" officeooo:rsid="0009642d" officeooo:paragraph-rsid="000f7a7b" style:font-size-asian="62pt" style:font-size-complex="62pt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44pt" officeooo:rsid="00074e23" officeooo:paragraph-rsid="0007db58" style:font-size-asian="38.5pt" style:font-size-complex="44pt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62pt" officeooo:rsid="00074e23" officeooo:paragraph-rsid="0007db58" style:font-size-asian="62pt" style:font-size-complex="62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62pt" officeooo:rsid="00074e23" officeooo:paragraph-rsid="0007db58" style:font-size-asian="62pt" style:font-size-complex="62pt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44pt" officeooo:rsid="00074e23" officeooo:paragraph-rsid="0007db58" style:font-size-asian="38.5pt" style:font-size-complex="44pt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62pt" officeooo:rsid="00074e23" officeooo:paragraph-rsid="0007db58" style:font-size-asian="62pt" style:font-size-complex="62pt"/>
    </style:style>
    <style:style style:name="P20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44pt" officeooo:rsid="0009642d" officeooo:paragraph-rsid="0007db58" style:font-size-asian="38.5pt" style:font-size-complex="44pt"/>
    </style:style>
    <style:style style:name="P21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62pt" officeooo:rsid="000c48cf" officeooo:paragraph-rsid="000c48cf" style:font-size-asian="62pt" style:font-size-complex="62pt"/>
    </style:style>
    <style:style style:name="P22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44pt" officeooo:rsid="000c48cf" officeooo:paragraph-rsid="000c48cf" style:font-size-asian="44pt" style:font-size-complex="44pt"/>
    </style:style>
    <style:style style:name="P23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62pt" officeooo:rsid="000c48cf" officeooo:paragraph-rsid="000c48cf" style:font-size-asian="62pt" style:font-size-complex="62pt"/>
    </style:style>
    <style:style style:name="P24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12pt" officeooo:rsid="0009642d" officeooo:paragraph-rsid="000f183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ffffff" loext:opacity="100%" style:font-name="BigletterMultics-Regular.ttf" fo:font-size="12pt" officeooo:rsid="0009642d" officeooo:paragraph-rsid="000f18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21pt" officeooo:rsid="0009642d" officeooo:paragraph-rsid="000f7a7b" style:font-size-asian="21pt" style:font-size-complex="21pt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17pt" officeooo:rsid="000f1833" officeooo:paragraph-rsid="000f1833" style:font-size-asian="17pt" style:font-size-complex="17pt"/>
    </style:style>
    <style:style style:name="P28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15pt" officeooo:rsid="000f1833" officeooo:paragraph-rsid="000f1833" style:font-size-asian="15pt" style:font-size-complex="15pt"/>
    </style:style>
    <style:style style:name="P29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21pt" officeooo:rsid="000f1833" officeooo:paragraph-rsid="000f1833" style:font-size-asian="21pt" style:font-size-complex="21pt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style:font-name="BigletterMultics-Bold" fo:font-size="21pt" officeooo:rsid="0009642d" officeooo:paragraph-rsid="000f1833" style:font-size-asian="21pt" style:font-size-complex="21pt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style:font-name="BigletterMultics-Bold" fo:font-size="17pt" officeooo:rsid="001846ff" officeooo:paragraph-rsid="001846ff" style:font-size-asian="17pt" style:font-size-complex="17pt"/>
    </style:style>
    <style:style style:name="P32" style:family="paragraph" style:parent-style-name="Standard">
      <style:paragraph-properties fo:text-align="center" style:justify-single-word="false"/>
      <style:text-properties fo:color="#ffffff" loext:opacity="100%" style:font-name="BigletterMultics-Bold" fo:font-size="15pt" officeooo:rsid="000f1833" officeooo:paragraph-rsid="000f1833" style:font-size-asian="15pt" style:font-size-complex="15pt"/>
    </style:style>
    <style:style style:name="P33" style:family="paragraph" style:parent-style-name="Standard">
      <style:paragraph-properties fo:text-align="center" style:justify-single-word="false"/>
      <style:text-properties fo:color="#ffffff" loext:opacity="100%" style:font-name="BigletterMultics-Bold" fo:font-size="21pt" officeooo:rsid="000f1833" officeooo:paragraph-rsid="000f1833" style:font-size-asian="21pt" style:font-size-complex="21pt"/>
    </style:style>
    <style:style style:name="P34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21pt" officeooo:rsid="0009642d" officeooo:paragraph-rsid="000f1833" style:font-size-asian="21pt" style:font-size-complex="21pt"/>
    </style:style>
    <style:style style:name="P35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17pt" officeooo:rsid="000f1833" officeooo:paragraph-rsid="000f1833" style:font-size-asian="17pt" style:font-size-complex="17pt"/>
    </style:style>
    <style:style style:name="P36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15pt" officeooo:rsid="000f1833" officeooo:paragraph-rsid="000f1833" style:font-size-asian="15pt" style:font-size-complex="15pt"/>
    </style:style>
    <style:style style:name="P37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21pt" officeooo:rsid="000f1833" officeooo:paragraph-rsid="000f1833" style:font-size-asian="21pt" style:font-size-complex="21pt"/>
    </style:style>
    <style:style style:name="P38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21pt" officeooo:rsid="0009642d" officeooo:paragraph-rsid="000f1833" style:font-size-asian="21pt" style:font-size-complex="21pt"/>
    </style:style>
    <style:style style:name="P39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17pt" officeooo:rsid="000f1833" officeooo:paragraph-rsid="000f1833" style:font-size-asian="17pt" style:font-size-complex="17pt"/>
    </style:style>
    <style:style style:name="P40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15pt" officeooo:rsid="000f1833" officeooo:paragraph-rsid="000f1833" style:font-size-asian="15pt" style:font-size-complex="15pt"/>
    </style:style>
    <style:style style:name="P41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21pt" officeooo:rsid="0009642d" officeooo:paragraph-rsid="000f1833" style:font-size-asian="21pt" style:font-size-complex="21pt"/>
    </style:style>
    <style:style style:name="P42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17pt" officeooo:rsid="000f1833" officeooo:paragraph-rsid="000f1833" style:font-size-asian="17pt" style:font-size-complex="17pt"/>
    </style:style>
    <style:style style:name="P43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15pt" officeooo:rsid="000f1833" officeooo:paragraph-rsid="000f1833" style:font-size-asian="15pt" style:font-size-complex="15pt"/>
    </style:style>
    <style:style style:name="P44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21pt" officeooo:rsid="000f1833" officeooo:paragraph-rsid="000f1833" style:font-size-asian="21pt" style:font-size-complex="21pt"/>
    </style:style>
    <style:style style:name="P45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21pt" officeooo:rsid="0009642d" officeooo:paragraph-rsid="000f1833" style:font-size-asian="21pt" style:font-size-complex="21pt"/>
    </style:style>
    <style:style style:name="P46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17pt" officeooo:rsid="000f1833" officeooo:paragraph-rsid="000f1833" style:font-size-asian="17pt" style:font-size-complex="17pt"/>
    </style:style>
    <style:style style:name="P47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15pt" officeooo:rsid="000f1833" officeooo:paragraph-rsid="000f1833" style:font-size-asian="15pt" style:font-size-complex="15pt"/>
    </style:style>
    <style:style style:name="P48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21pt" officeooo:rsid="000f1833" officeooo:paragraph-rsid="001a045c" style:font-size-asian="21pt" style:font-size-complex="21pt"/>
    </style:style>
    <style:style style:name="P49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18pt" officeooo:rsid="000f1833" officeooo:paragraph-rsid="000f1833" style:font-size-asian="18pt" style:font-size-complex="18pt"/>
    </style:style>
    <style:style style:name="P50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16pt" officeooo:rsid="000f1833" officeooo:paragraph-rsid="000f1833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19pt" officeooo:rsid="000f1833" officeooo:paragraph-rsid="000f1833" style:font-size-asian="19pt" style:font-size-complex="19pt"/>
    </style:style>
    <style:style style:name="P52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21pt" officeooo:rsid="000f1833" officeooo:paragraph-rsid="000f1833" style:font-size-asian="21pt" style:font-size-complex="21pt"/>
    </style:style>
    <style:style style:name="P53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18pt" officeooo:rsid="000f1833" officeooo:paragraph-rsid="000f1833" style:font-size-asian="18pt" style:font-size-complex="18pt"/>
    </style:style>
    <style:style style:name="P54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16pt" officeooo:rsid="000f1833" officeooo:paragraph-rsid="000f1833" style:font-size-asian="16pt" style:font-size-complex="16pt"/>
    </style:style>
    <style:style style:name="P55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19pt" officeooo:rsid="000f1833" officeooo:paragraph-rsid="000f1833" style:font-size-asian="19pt" style:font-size-complex="19pt"/>
    </style:style>
    <style:style style:name="P56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21pt" officeooo:rsid="000f1833" officeooo:paragraph-rsid="000f4d71" style:font-size-asian="21pt" style:font-size-complex="21pt"/>
    </style:style>
    <style:style style:name="P57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18pt" officeooo:rsid="000f1833" officeooo:paragraph-rsid="000f4d71" style:font-size-asian="18pt" style:font-size-complex="18pt"/>
    </style:style>
    <style:style style:name="P58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16pt" officeooo:rsid="000f1833" officeooo:paragraph-rsid="000f4d71" style:font-size-asian="16pt" style:font-size-complex="16pt"/>
    </style:style>
    <style:style style:name="P59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19pt" officeooo:rsid="000f1833" officeooo:paragraph-rsid="000f4d71" style:font-size-asian="19pt" style:font-size-complex="19pt"/>
    </style:style>
    <style:style style:name="P60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21pt" officeooo:rsid="000f1833" officeooo:paragraph-rsid="000f4d71" style:font-size-asian="21pt" style:font-size-complex="21pt"/>
    </style:style>
    <style:style style:name="P61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18pt" officeooo:rsid="000f1833" officeooo:paragraph-rsid="000f4d71" style:font-size-asian="18pt" style:font-size-complex="18pt"/>
    </style:style>
    <style:style style:name="P62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16pt" officeooo:rsid="000f1833" officeooo:paragraph-rsid="000f4d71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19pt" officeooo:rsid="000f1833" officeooo:paragraph-rsid="000f4d71" style:font-size-asian="19pt" style:font-size-complex="19pt"/>
    </style:style>
    <style:style style:name="P64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21pt" officeooo:rsid="000f1833" officeooo:paragraph-rsid="000f4d71" style:font-size-asian="21pt" style:font-size-complex="21pt"/>
    </style:style>
    <style:style style:name="P65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18pt" officeooo:rsid="000f1833" officeooo:paragraph-rsid="000f4d71" style:font-size-asian="18pt" style:font-size-complex="18pt"/>
    </style:style>
    <style:style style:name="P66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16pt" officeooo:rsid="000f1833" officeooo:paragraph-rsid="000f4d71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19pt" officeooo:rsid="000f1833" officeooo:paragraph-rsid="000f4d71" style:font-size-asian="19pt" style:font-size-complex="19pt"/>
    </style:style>
    <style:style style:name="P68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21pt" officeooo:rsid="000f1833" officeooo:paragraph-rsid="000f4d71" style:font-size-asian="21pt" style:font-size-complex="21pt"/>
    </style:style>
    <style:style style:name="P69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18pt" officeooo:rsid="000f1833" officeooo:paragraph-rsid="000f4d71" style:font-size-asian="18pt" style:font-size-complex="18pt"/>
    </style:style>
    <style:style style:name="P70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16pt" officeooo:rsid="000f1833" officeooo:paragraph-rsid="000f4d71" style:font-size-asian="16pt" style:font-size-complex="16pt"/>
    </style:style>
    <style:style style:name="T1" style:family="text">
      <style:text-properties officeooo:rsid="0009642d"/>
    </style:style>
    <style:style style:name="T2" style:family="text">
      <style:text-properties officeooo:rsid="000f4d71"/>
    </style:style>
    <style:style style:name="T3" style:family="text">
      <style:text-properties officeooo:rsid="0011fc57"/>
    </style:style>
    <style:style style:name="T4" style:family="text">
      <style:text-properties officeooo:rsid="000f1833"/>
    </style:style>
    <style:style style:name="T5" style:family="text">
      <style:text-properties officeooo:rsid="001846ff"/>
    </style:style>
    <style:style style:name="T6" style:family="text">
      <style:text-properties officeooo:rsid="0015596f"/>
    </style:style>
    <style:style style:name="T7" style:family="text">
      <style:text-properties officeooo:rsid="0016b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igLetter</text:p>
      <text:p text:style-name="P3"/>
      <text:p text:style-name="P4">B<text:span text:style-name="T1">igLetter</text:span></text:p>
      <text:p text:style-name="P5"/>
      <text:p text:style-name="P6">B<text:span text:style-name="T1">igLetter</text:span></text:p>
      <text:p text:style-name="P7"/>
      <text:p text:style-name="P8">B<text:span text:style-name="T1">igLetter</text:span></text:p>
      <text:p text:style-name="P9"/>
      <text:p text:style-name="P10">BigLetter</text:p>
      <text:p text:style-name="P11"/>
      <text:p text:style-name="P12">BigLetter</text:p>
      <text:p text:style-name="P13"/>
      <text:p text:style-name="P1"/>
      <text:p text:style-name="P14"><text:soft-page-break/>LITTLELETTER</text:p>
      <text:p text:style-name="P15"/>
      <text:p text:style-name="P16">L<text:span text:style-name="T1">ITTLELETTER</text:span></text:p>
      <text:p text:style-name="P15"/>
      <text:p text:style-name="P17">L<text:span text:style-name="T1">ITTLELETTER</text:span></text:p>
      <text:p text:style-name="P18"/>
      <text:p text:style-name="P19">L<text:span text:style-name="T2">ITTLELETTER</text:span></text:p>
      <text:p text:style-name="P20"/>
      <text:p text:style-name="P21">L<text:span text:style-name="T3">ITTLE</text:span>LETTER</text:p>
      <text:p text:style-name="P22"/>
      <text:p text:style-name="P23">L<text:span text:style-name="T3">ITTLE</text:span>LETTER</text:p>
      <text:p text:style-name="P24"/>
      <text:p text:style-name="P25"/>
      <text:p text:style-name="P26"><text:soft-page-break/>BigLetter <text:span text:style-name="T4">Multics Regular</text:span></text:p>
      <text:p text:style-name="P27">01234567890!?@#$%^&amp;*[](){}_-=+\|/&lt;&gt;,.;:<text:span text:style-name="T5">~</text:span></text:p>
      <text:p text:style-name="P28">THE QUICK BROWN FOX JUMPED OVER THE LAZY DOG</text:p>
      <text:p text:style-name="P28">the quick brown fox jumped over the lazy dog</text:p>
      <text:p text:style-name="P29"/>
      <text:p text:style-name="P29"/>
      <text:p text:style-name="P30">BigLetter <text:span text:style-name="T4">Multics Bold Regular</text:span></text:p>
      <text:p text:style-name="P31">01234567890!?@#$%^&amp;*[](){}_-=+\|/&lt;&gt;,.;:<text:span text:style-name="T6">~</text:span></text:p>
      <text:p text:style-name="P32">THE QUICK BROWN FOX JUMPED OVER THE LAZY DOG</text:p>
      <text:p text:style-name="P32">the quick brown fox jumped over the lazy dog</text:p>
      <text:p text:style-name="P33"/>
      <text:p text:style-name="P33"/>
      <text:p text:style-name="P34">BigLetter <text:span text:style-name="T4">Multics Star Regular</text:span></text:p>
      <text:p text:style-name="P35">01234567890!?@#$%^&amp;*[](){}_-=+\|/&lt;&gt;,.;:<text:span text:style-name="T6">~</text:span></text:p>
      <text:p text:style-name="P36">THE QUICK BROWN FOX JUMPED OVER THE LAZY DOG</text:p>
      <text:p text:style-name="P36">the quick brown fox jumped over the lazy dog</text:p>
      <text:p text:style-name="P37"/>
      <text:p text:style-name="P37"/>
      <text:p text:style-name="P38">BigLetter <text:span text:style-name="T4">Multics Star Bold</text:span></text:p>
      <text:p text:style-name="P39">01234567890!?@#$%^&amp;*[](){}_-=+\|/&lt;&gt;,.;:<text:span text:style-name="T6">~</text:span></text:p>
      <text:p text:style-name="P40">THE QUICK BROWN FOX JUMPED OVER THE LAZY DOG</text:p>
      <text:p text:style-name="P40">the quick brown fox jumped over the lazy dog</text:p>
      <text:p text:style-name="P37"/>
      <text:p text:style-name="P37"/>
      <text:p text:style-name="P41">BigLetter <text:span text:style-name="T4">Multics Asterisk Regular</text:span></text:p>
      <text:p text:style-name="P42">01234567890!?@#$%^&amp;*[](){}_-=+\|/&lt;&gt;,.;:<text:span text:style-name="T6">~</text:span></text:p>
      <text:p text:style-name="P43">THE QUICK BROWN FOX JUMPED OVER THE LAZY DOG</text:p>
      <text:p text:style-name="P43">the quick brown fox jumped over the lazy dog</text:p>
      <text:p text:style-name="P44"/>
      <text:p text:style-name="P44"/>
      <text:p text:style-name="P45">BigLetter <text:span text:style-name="T4">Multics Asterisk Bold</text:span></text:p>
      <text:p text:style-name="P46">01234567890!?@#$%^&amp;*[](){}_-=+\|/&lt;&gt;,.;:<text:span text:style-name="T6">~</text:span></text:p>
      <text:p text:style-name="P47">THE QUICK BROWN FOX JUMPED OVER THE LAZY DOG</text:p>
      <text:p text:style-name="P47">the quick brown fox jumped over the lazy dog</text:p>
      <text:p text:style-name="P48"><text:soft-page-break/>LittleLetter Multics Regular</text:p>
      <text:p text:style-name="P49">01234567890!?@#$%^&amp;*[](){}_-=+\|/&lt;&gt;,.;:<text:span text:style-name="T7">~</text:span></text:p>
      <text:p text:style-name="P50">THE QUICK BROWN FOX JUMPED OVER THE LAZY DOG</text:p>
      <text:p text:style-name="P51"/>
      <text:p text:style-name="P51"/>
      <text:p text:style-name="P51"/>
      <text:p text:style-name="P52">LittleLetter Multics Bold</text:p>
      <text:p text:style-name="P53">01234567890!?@#$%^&amp;*[](){}_-=+\|/&lt;&gt;,.;:<text:span text:style-name="T6">~</text:span></text:p>
      <text:p text:style-name="P54">THE QUICK BROWN FOX JUMPED OVER THE LAZY DOG</text:p>
      <text:p text:style-name="P55"/>
      <text:p text:style-name="P55"/>
      <text:p text:style-name="P55"/>
      <text:p text:style-name="P56">LittleLetter Multics <text:span text:style-name="T2">Star Regular</text:span></text:p>
      <text:p text:style-name="P57">01234567890!?@#$%^&amp;*[](){}_-=+\|/&lt;&gt;,.;:<text:span text:style-name="T6">~</text:span></text:p>
      <text:p text:style-name="P58">THE QUICK BROWN FOX JUMPED OVER THE LAZY DOG</text:p>
      <text:p text:style-name="P59"/>
      <text:p text:style-name="P59"/>
      <text:p text:style-name="P59"/>
      <text:p text:style-name="P60">LittleLetter Multics <text:span text:style-name="T2">Star B</text:span><text:span text:style-name="T3">old</text:span></text:p>
      <text:p text:style-name="P61">01234567890!?@#$%^&amp;*[](){}_-=+\|/&lt;&gt;,.;:<text:span text:style-name="T6">~</text:span></text:p>
      <text:p text:style-name="P62">THE QUICK BROWN FOX JUMPED OVER THE LAZY DOG</text:p>
      <text:p text:style-name="P63"/>
      <text:p text:style-name="P63"/>
      <text:p text:style-name="P63"/>
      <text:p text:style-name="P64">LittleLetter Multics <text:span text:style-name="T2">Asterisk Regular</text:span></text:p>
      <text:p text:style-name="P65">01234567890!?@#$%^&amp;*[](){}_-=+\|/&lt;&gt;,.;:<text:span text:style-name="T6">~</text:span></text:p>
      <text:p text:style-name="P66">THE QUICK BROWN FOX JUMPED OVER THE LAZY DOG</text:p>
      <text:p text:style-name="P67"/>
      <text:p text:style-name="P67"/>
      <text:p text:style-name="P67"/>
      <text:p text:style-name="P68">LittleLetter Multics <text:span text:style-name="T2">Asterisk Bold</text:span></text:p>
      <text:p text:style-name="P69">01234567890!?@#$%^&amp;*[](){}_-=+\|/&lt;&gt;,.;:<text:span text:style-name="T6">~</text:span></text:p>
      <text:p text:style-name="P70">THE QUICK BROWN FOX JUMPED OVER THE LAZY DO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letterAsteriskMultics-Bold" svg:font-family="BigletterAsteriskMultics-Bold" style:font-adornments="Bold" style:font-pitch="fixed"/>
    <style:font-face style:name="BigletterAsteriskMultics-Regular" svg:font-family="BigletterAsteriskMultics-Regular" style:font-pitch="fixed"/>
    <style:font-face style:name="BigletterMultics-Bold" svg:font-family="BigletterMultics-Bold" style:font-adornments="Bold" style:font-pitch="fixed"/>
    <style:font-face style:name="BigletterMultics-Regular" svg:font-family="BigletterMultics-Regular" style:font-pitch="fixed"/>
    <style:font-face style:name="BigletterMultics-Regular.ttf" svg:font-family="BigletterMultics-Regular.ttf" style:font-pitch="variable"/>
    <style:font-face style:name="BigletterStarMultics-Bold" svg:font-family="BigletterStarMultics-Bold" style:font-adornments="Bold" style:font-pitch="fixed"/>
    <style:font-face style:name="BigletterStarMultics-Regular" svg:font-family="BigletterStarMultics-Regular" style:font-pitch="fixed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tleletterAsteriskMultics-Bold" svg:font-family="LittleletterAsteriskMultics-Bold" style:font-adornments="Bold" style:font-pitch="fixed"/>
    <style:font-face style:name="LittleletterAsteriskMultics-Regular" svg:font-family="LittleletterAsteriskMultics-Regular" style:font-pitch="fixed"/>
    <style:font-face style:name="LittleletterMultics-Bold" svg:font-family="LittleletterMultics-Bold" style:font-adornments="Bold" style:font-pitch="fixed"/>
    <style:font-face style:name="LittleletterMultics-Regular" svg:font-family="LittleletterMultics-Regular" style:font-pitch="fixed"/>
    <style:font-face style:name="LittleletterStarMultics-Bold" svg:font-family="LittleletterStarMultics-Bold" style:font-adornments="Bold" style:font-pitch="fixed"/>
    <style:font-face style:name="LittleletterStarMultics-Regular" svg:font-family="LittleletterStarMultics-Regular" style:font-pitch="fixed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09:57:37.287381089</meta:creation-date>
    <dc:date>2025-09-19T17:46:47.538914937</dc:date>
    <meta:editing-duration>PT7H55M19S</meta:editing-duration>
    <meta:editing-cycles>18</meta:editing-cycles>
    <meta:generator>LibreOffice/25.2.6.2$Linux_X86_64 LibreOffice_project/520$Build-2</meta:generator>
    <meta:print-date>2025-09-19T15:42:56.966789043</meta:print-date>
    <meta:printed-by>PDF files</meta:printed-by>
    <meta:document-statistic meta:table-count="0" meta:image-count="0" meta:object-count="0" meta:page-count="4" meta:paragraph-count="54" meta:word-count="231" meta:character-count="1762" meta:non-whitespace-character-count="1585"/>
  </office:meta>
</office:document-meta>
</file>